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65d6c" officeooo:paragraph-rsid="00065d6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441655"/>
    </style:style>
    <style:style style:name="T30" style:family="text">
      <style:text-properties officeooo:rsid="02552e66"/>
    </style:style>
    <style:style style:name="T31" style:family="text">
      <style:text-properties officeooo:rsid="02636623"/>
    </style:style>
    <style:style style:name="T32" style:family="text">
      <style:text-properties officeooo:rsid="026a1dc0"/>
    </style:style>
    <style:style style:name="T33" style:family="text">
      <style:text-properties officeooo:rsid="02700d14"/>
    </style:style>
    <style:style style:name="T34" style:family="text">
      <style:text-properties officeooo:rsid="02707d12"/>
    </style:style>
    <style:style style:name="T35" style:family="text">
      <style:text-properties officeooo:rsid="02950381"/>
    </style:style>
    <style:style style:name="T36" style:family="text">
      <style:text-properties officeooo:rsid="02a4e322"/>
    </style:style>
    <style:style style:name="T37" style:family="text">
      <style:text-properties officeooo:rsid="02b315e6"/>
    </style:style>
    <style:style style:name="T38" style:family="text">
      <style:text-properties officeooo:rsid="02bc9658"/>
    </style:style>
    <style:style style:name="T39" style:family="text">
      <style:text-properties officeooo:rsid="02c07e15"/>
    </style:style>
    <style:style style:name="T40" style:family="text">
      <style:text-properties officeooo:rsid="02d71b19"/>
    </style:style>
    <style:style style:name="T41" style:family="text">
      <style:text-properties officeooo:rsid="02dea6e1"/>
    </style:style>
    <style:style style:name="T42" style:family="text">
      <style:text-properties officeooo:rsid="02e1d6eb"/>
    </style:style>
    <style:style style:name="T43" style:family="text">
      <style:text-properties officeooo:rsid="02e62971"/>
    </style:style>
    <style:style style:name="T44" style:family="text">
      <style:text-properties officeooo:rsid="02eb4747"/>
    </style:style>
    <style:style style:name="T45" style:family="text">
      <style:text-properties officeooo:rsid="02ed7d66"/>
    </style:style>
    <style:style style:name="T46" style:family="text">
      <style:text-properties officeooo:rsid="0297bf7a"/>
    </style:style>
    <style:style style:name="T47" style:family="text">
      <style:text-properties officeooo:rsid="02f9bd0a"/>
    </style:style>
    <style:style style:name="T48" style:family="text">
      <style:text-properties officeooo:rsid="02f9f083"/>
    </style:style>
    <style:style style:name="T49" style:family="text">
      <style:text-properties officeooo:rsid="03022d35"/>
    </style:style>
    <style:style style:name="T50" style:family="text">
      <style:text-properties officeooo:rsid="03152454"/>
    </style:style>
    <style:style style:name="T51" style:family="text">
      <style:text-properties officeooo:rsid="03170078"/>
    </style:style>
    <style:style style:name="T52" style:family="text">
      <style:text-properties officeooo:rsid="0321a075"/>
    </style:style>
    <style:style style:name="T53" style:family="text">
      <style:text-properties officeooo:rsid="03233cd1"/>
    </style:style>
    <style:style style:name="T54" style:family="text">
      <style:text-properties officeooo:rsid="032b4328"/>
    </style:style>
    <style:style style:name="T55" style:family="text">
      <style:text-properties officeooo:rsid="03328812"/>
    </style:style>
    <style:style style:name="T56" style:family="text">
      <style:text-properties officeooo:rsid="0334232e"/>
    </style:style>
    <style:style style:name="T57" style:family="text">
      <style:text-properties officeooo:rsid="0337a579"/>
    </style:style>
    <style:style style:name="T58" style:family="text">
      <style:text-properties officeooo:rsid="033a7358"/>
    </style:style>
    <style:style style:name="T59" style:family="text">
      <style:text-properties officeooo:rsid="033c795d"/>
    </style:style>
    <style:style style:name="T60" style:family="text">
      <style:text-properties officeooo:rsid="03420447"/>
    </style:style>
    <style:style style:name="T61" style:family="text">
      <style:text-properties officeooo:rsid="034394a9"/>
    </style:style>
    <style:style style:name="T62" style:family="text">
      <style:text-properties officeooo:rsid="03451940"/>
    </style:style>
    <style:style style:name="T63" style:family="text">
      <style:text-properties officeooo:rsid="0346efb4"/>
    </style:style>
    <style:style style:name="T64" style:family="text">
      <style:text-properties officeooo:rsid="0348290b"/>
    </style:style>
    <style:style style:name="T65" style:family="text">
      <style:text-properties officeooo:rsid="03486cf7"/>
    </style:style>
    <style:style style:name="T66" style:family="text">
      <style:text-properties officeooo:rsid="0349e602"/>
    </style:style>
    <style:style style:name="T67" style:family="text">
      <style:text-properties officeooo:rsid="034bc101"/>
    </style:style>
    <style:style style:name="T68" style:family="text">
      <style:text-properties officeooo:rsid="034ceffe"/>
    </style:style>
    <style:style style:name="T69" style:family="text">
      <style:text-properties officeooo:rsid="0351993f"/>
    </style:style>
    <style:style style:name="T70" style:family="text">
      <style:text-properties officeooo:rsid="03535818"/>
    </style:style>
    <style:style style:name="T71" style:family="text">
      <style:text-properties officeooo:rsid="03535b43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297bf7a" style:font-weight-asian="normal" style:font-weight-complex="normal"/>
    </style:style>
    <style:style style:name="T74" style:family="text">
      <style:text-properties fo:font-weight="normal" officeooo:rsid="034394a9" style:font-weight-asian="normal" style:font-weight-complex="normal"/>
    </style:style>
    <style:style style:name="T75" style:family="text">
      <style:text-properties officeooo:rsid="03549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50">5.0</text:span></text:p>
      <text:p text:style-name="P4">LibreOffice: <text:span text:style-name="T25">7.</text:span><text:span text:style-name="T32">1.</text:span><text:span text:style-name="T64">5</text:span></text:p>
      <text:p text:style-name="P4">Thunderbird: <text:span text:style-name="T26">78.</text:span><text:span text:style-name="T40">1</text:span><text:span text:style-name="T63">2</text:span><text:span text:style-name="T51">.0</text:span></text:p>
      <text:p text:style-name="P5"><text:span text:style-name="T20">WPS Office: 11.2.0.</text:span><text:span text:style-name="T35">10</text:span><text:span text:style-name="T60">2</text:span><text:span text:style-name="T70">58</text:span></text:p>
      <text:p text:style-name="P4">VLC: 3.0.<text:span text:style-name="T18">1</text:span><text:span text:style-name="T57">6</text:span></text:p>
      <text:p text:style-name="P4">DVDStyler: 3.<text:span text:style-name="T57">2</text:span></text:p>
      <text:p text:style-name="P4">GIMP: 2.10.<text:span text:style-name="T23">2</text:span><text:span text:style-name="T38">4</text:span></text:p>
      <text:p text:style-name="P4">OpenShot: <text:span text:style-name="T1">2.5.</text:span><text:span text:style-name="T10">1</text:span></text:p>
      <text:p text:style-name="P6"><text:span text:style-name="T20">Audacity: </text:span><text:span text:style-name="T36">3.0.</text:span><text:span text:style-name="T66">3</text:span></text:p>
      <text:p text:style-name="P4">Paint.net: 4.<text:span text:style-name="T3">2.1</text:span><text:span text:style-name="T41">6</text:span></text:p>
      <text:p text:style-name="P2"><text:span text:style-name="T72">MakeMKV: 1.1</text:span><text:span text:style-name="T73">6.</text:span><text:span text:style-name="T74">4</text:span><text:span text:style-name="T61"> </text:span><text:span text:style-name="T71">(Website not available!!!)</text:span></text:p>
      <text:p text:style-name="P7">SMPlayer: <text:span text:style-name="T13">2</text:span><text:span text:style-name="T29">1.1.0</text:span></text:p>
      <text:p text:style-name="P8">Kdenlive: <text:span text:style-name="T19">2</text:span><text:span text:style-name="T44">1.04.</text:span><text:span text:style-name="T62">3</text:span></text:p>
      <text:p text:style-name="P9">Ubuntu Server: 20.04.<text:span text:style-name="T33">2</text:span></text:p>
      <text:p text:style-name="P4">Fedora: 3<text:span text:style-name="T45">4</text:span></text:p>
      <text:p text:style-name="P10"><text:span text:style-name="T21">CloudReady </text:span><text:span text:style-name="T12">(Image)</text:span><text:span text:style-name="T21">: </text:span><text:span text:style-name="T14">8</text:span><text:span text:style-name="T42">9.</text:span><text:span text:style-name="T49">4.</text:span><text:span text:style-name="T54">44</text:span></text:p>
      <text:p text:style-name="P4">Linux Mint: <text:span text:style-name="T24">20.</text:span><text:span text:style-name="T62">2</text:span></text:p>
      <text:p text:style-name="P4">Ubuntu: <text:span text:style-name="T15">20.04.</text:span><text:span text:style-name="T34">2</text:span></text:p>
      <text:p text:style-name="P4">CentOS: <text:span text:style-name="T4">8</text:span><text:span text:style-name="T5">.2.2</text:span><text:span text:style-name="T6">105</text:span></text:p>
      <text:p text:style-name="P11">Kubuntu: <text:span text:style-name="T16">20.</text:span><text:span text:style-name="T31">04</text:span></text:p>
      <text:p text:style-name="P12">Manjaro: 2<text:span text:style-name="T37">1.0.</text:span><text:span text:style-name="T58">7</text:span></text:p>
      <text:p text:style-name="P13">Arch: <text:span text:style-name="T69">8</text:span><text:span text:style-name="T47">/1/21</text:span></text:p>
      <text:p text:style-name="P14">Debian (Stable): 10.<text:span text:style-name="T58">10</text:span><text:span text:style-name="T39">.0</text:span></text:p>
      <text:p text:style-name="P15">OpenSuse (Leap): 15.<text:span text:style-name="T52">3</text:span></text:p>
      <text:p text:style-name="P16">Visual Studio: 2019</text:p>
      <text:p text:style-name="P17">FileZilla Client: 3.<text:span text:style-name="T28">5</text:span><text:span text:style-name="T62">5.</text:span><text:span text:style-name="T71">1</text:span></text:p>
      <text:p text:style-name="P18">Notepad ++: <text:span text:style-name="T55">8.</text:span><text:span text:style-name="T59">1.</text:span><text:span text:style-name="T67">2</text:span></text:p>
      <text:p text:style-name="P18">Brackets: <text:span text:style-name="T2">1.14.</text:span><text:span text:style-name="T22">2 (Windows and Mac) 1.14.1 (Linux)</text:span></text:p>
      <text:p text:style-name="P18"><text:soft-page-break/>Rufus: 3.<text:span text:style-name="T17">1</text:span><text:span text:style-name="T75">5</text:span></text:p>
      <text:p text:style-name="P19">VirtualBox: 6.<text:span text:style-name="T7">1.</text:span><text:span text:style-name="T43">2</text:span><text:span text:style-name="T69">6</text:span></text:p>
      <text:p text:style-name="P18">Sharex: <text:span text:style-name="T2">13.</text:span><text:span text:style-name="T53">5.0</text:span></text:p>
      <text:p text:style-name="P18">XDM:<text:span text:style-name="T11"> 7.2.1</text:span><text:span text:style-name="T27">1</text:span></text:p>
      <text:p text:style-name="P18">Vivaldi: <text:span text:style-name="T56">4.</text:span><text:span text:style-name="T69">1</text:span></text:p>
      <text:p text:style-name="P18">7-zip: <text:span text:style-name="T9">2</text:span><text:span text:style-name="T30">1.0</text:span><text:span text:style-name="T68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8-09T14:26:56.963681502</dc:date>
    <meta:editing-duration>P1DT23H48M</meta:editing-duration>
    <meta:editing-cycles>409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9" meta:character-count="650" meta:non-whitespace-character-count="595"/>
  </office:meta>
</office:document-meta>
</file>